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text-align="center" style:justify-single-word="false" fo:orphans="2" fo:widows="2" fo:hyphenation-ladder-count="no-limit" style:vertical-align="auto"/>
      <style:text-properties fo:hyphenate="true"/>
    </style:style>
    <style:style style:name="P2" style:family="paragraph" style:parent-style-name="Normal">
      <style:paragraph-properties fo:orphans="2" fo:widows="2" fo:hyphenation-ladder-count="no-limit" style:vertical-align="auto"/>
      <style:text-properties style:font-name="Times New Roman" fo:language="fr" fo:country="CH" style:letter-kerning="false" style:font-name-asian="Times New Roman" style:language-asian="en" style:country-asian="US" style:font-name-complex="Times New Roman" style:language-complex="ar" style:country-complex="SA" fo:hyphenate="true"/>
    </style:style>
    <style:style style:name="P3" style:family="paragraph" style:parent-style-name="Normal">
      <style:paragraph-properties fo:orphans="2" fo:widows="2"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style:style>
    <style:style style:name="P4" style:family="paragraph" style:parent-style-name="Normal">
      <style:paragraph-properties fo:orphans="2" fo:widows="2" fo:hyphenation-ladder-count="no-limit" style:vertical-align="auto"/>
      <style:text-properties fo:hyphenate="true"/>
    </style:style>
    <style:style style:name="P5" style:family="paragraph" style:parent-style-name="Normal">
      <style:paragraph-properties fo:margin-top="0in" fo:margin-bottom="0.1665in" loext:contextual-spacing="false" fo:orphans="2" fo:widows="2" fo:hyphenation-ladder-count="no-limit" style:vertical-align="auto"/>
      <style:text-properties style:font-name="Times New Roman" fo:language="fr" fo:country="CH" style:letter-kerning="false" style:font-name-asian="Times New Roman" style:language-asian="en" style:country-asian="US" style:font-name-complex="Times New Roman" style:language-complex="ar" style:country-complex="SA" fo:hyphenate="true"/>
    </style:style>
    <style:style style:name="P6" style:family="paragraph" style:parent-style-name="Normal">
      <style:paragraph-properties fo:margin-top="0in" fo:margin-bottom="0.1665in" loext:contextual-spacing="false" fo:orphans="2" fo:widows="2" fo:hyphenation-ladder-count="no-limit" style:vertical-align="auto"/>
      <style:text-properties style:font-name="Times New Roman" fo:language="en" fo:country="US" style:letter-kerning="false" style:font-name-asian="Times New Roman" style:language-asian="en" style:country-asian="US" style:font-name-complex="Times New Roman" style:language-complex="ar" style:country-complex="SA" fo:hyphenate="true"/>
    </style:style>
    <style:style style:name="P7" style:family="paragraph" style:parent-style-name="Text_20_body">
      <style:text-properties fo:font-weight="normal"/>
    </style:style>
    <style:style style:name="P8"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fo:background-color="transparent"/>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style:style>
    <style:style style:name="P11" style:family="paragraph" style:parent-style-name="Standard" style:master-page-name="MP0">
      <style:paragraph-properties fo:orphans="2" fo:widows="2" fo:hyphenation-ladder-count="no-limit" style:page-number="auto" fo:break-before="page" style:vertical-align="auto"/>
      <style:text-properties fo:hyphenate="true"/>
    </style:style>
    <style:style style:name="T1" style:family="text">
      <style:text-properties fo:color="#000000" style:font-name="Times New Roman" fo:font-size="20pt" fo:language="fr" fo:country="CH" style:letter-kerning="false" style:font-name-asian="Times New Roman" style:font-size-asian="20pt" style:language-asian="en" style:country-asian="US" style:font-name-complex="Times New Roman" style:font-size-complex="20pt" style:language-complex="ar" style:country-complex="SA"/>
    </style:style>
    <style:style style:name="T2" style:family="text">
      <style:text-properties fo:color="#000000" style:font-name="Times New Roman" fo:language="fr" fo:country="CH"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3" style:family="text">
      <style:text-properties fo:color="#000000" style:font-name="Times New Roman" fo:language="fr" fo:country="CH" style:letter-kerning="false" style:font-name-asian="Times New Roman" style:language-asian="en" style:country-asian="US" style:font-name-complex="Times New Roman" style:language-complex="ar" style:country-complex="SA"/>
    </style:style>
    <style:style style:name="T4" style:family="text">
      <style:text-properties fo:color="#000000" style:font-name="Times New Roman" fo:language="en" fo:country="US" style:letter-kerning="false" style:font-name-asian="Times New Roman" style:language-asian="en" style:country-asian="US" style:font-name-complex="Times New Roman" style:language-complex="ar" style:country-complex="SA"/>
    </style:style>
    <style:style style:name="T5" style:family="text">
      <style:text-properties fo:color="#000000" style:font-name="Times New Roman"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6" style:family="text">
      <style:text-properties fo:font-variant="normal" fo:text-transform="none" fo:color="#000000" style:text-line-through-style="none" style:text-line-through-type="none" style:font-name="Times New Roman1" fo:font-size="19.5pt" fo:font-style="normal" style:text-underline-style="none" style:text-blinking="false" fo:background-color="transparent" loext:char-shading-value="0"/>
    </style:style>
    <style:style style:name="T7" style:family="text">
      <style:text-properties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docs-internal-guid-9a402a18-fda9-0ada-5d7a-f13dfdac4fba"/></text:p>
      <text:p text:style-name="P8"><text:span text:style-name="T6">Colonies d'abeilles<text:line-break/>Simulation informatique d'un système auto-organisé</text:span></text:p>
      <text:p text:style-name="Text_20_body"/>
      <text:p text:style-name="P9">SEMAINE 1 (15/03/2016) :</text:p>
      <text:p text:style-name="Text_20_body"/>
      <text:p text:style-name="P10">Mise en place de l'environnement travail.</text:p>
      <text:p text:style-name="P10">Choix d’un systeme DCVS pour la sauvegarde et le partage du code.</text:p>
      <text:p text:style-name="P10">Suite au choix de plateforme, familiarisation avec git sur le serveur de l’EPFL.</text:p>
      <text:p text:style-name="Text_20_body"/>
      <text:p text:style-name="P10">Répartition des charges pour l'étape 1 :</text:p>
      <text:p text:style-name="P10">Julia codera pour les parties 1 et 2.</text:p>
      <text:p text:style-name="P10">Ilya se chargera de la partie 3 et de la phase de test et déverminage.</text:p>
      <text:p text:style-name="Text_20_body"/>
      <text:p text:style-name="P10">All tests passed.</text:p>
      <text:p text:style-name="Text_20_body"/>
      <text:p text:style-name="P9">SEMAINE 2 (22/03/2016) &amp; SEMAINE 3 (04/04/2016):</text:p>
      <text:p text:style-name="Text_20_body"/>
      <text:p text:style-name="P10">Mise en place du systeme d’autodocumentation doxygen.</text:p>
      <text:p text:style-name="Text_20_body"/>
      <text:p text:style-name="P10">Répartition des charges pour l’étape 2 :</text:p>
      <text:p text:style-name="P10">Le groupe travaille ensemble sur le code de la partie 2.1</text:p>
      <text:p text:style-name="P10">Julia fait le déverminage du code.</text:p>
      <text:p text:style-name="P10">Ilya rend le code conforme aux tests fournis.</text:p>
      <text:p text:style-name="P10">Julia écrit le code de la partie 2.2, phase de test réalisée par Ilya. Quelques problèmes de conception revus permettant de passer avec succès les tests de l'étape 2.2.</text:p>
      <text:p text:style-name="P10">Partie 2.3 codée et deverminée par Ilya, la virtual machine de Julia ne supporte pas l'execution du code et crash à plusieurs reprises par faute de puissance et de mémoire.</text:p>
      <text:p text:style-name="Text_20_body"/>
      <text:p text:style-name="P10">All tests passed.</text:p>
      <text:p text:style-name="Text_20_body"/>
      <text:p text:style-name="P9">SEMAINE 4 (11/04/2016)</text:p>
      <text:p text:style-name="Text_20_body"/>
      <text:p text:style-name="P10">Ilya code la partie 3.1, Julia commence de coder la partie 3.2.</text:p>
      <text:p text:style-name="P10">Ilya dévermine le code.</text:p>
      <text:p text:style-name="Text_20_body"/>
      <text:p text:style-name="P9">SEMAINE 5 (18/04/2016)</text:p>
      <text:p text:style-name="Text_20_body"/>
      <text:p text:style-name="P10">Ilya finit de coder la partie 3.2 et de réajuster le code global, Julia code la partie 3.3.</text:p>
      <text:p text:style-name="P10"><text:soft-page-break/>Travail de déverminage du code de la partie 3 ensemble. </text:p>
      <text:p text:style-name="Text_20_body"/>
      <text:p text:style-name="P10">Beaucoup de déverminage productif et optimisations de code pendant la session du mardi.</text:p>
      <text:p text:style-name="Text_20_body"/>
      <text:p text:style-name="P10">Ilya a réalisé que l’humidité étant générée l’est pour des pixels et pas pour des cellules</text:p>
      <text:p text:style-name="Text_20_body"/>
      <text:p text:style-name="P10">All tests passed.</text:p>
      <text:p text:style-name="P7"><text:line-break/></text:p>
      <text:p text:style-name="P9">SEMAINE 6 (25/04/2016)</text:p>
      <text:p text:style-name="Text_20_body"/>
      <text:p text:style-name="P10">Julia code pour la partie 4.1 et 4.2. Formatage et correction du code par Ilya.</text:p>
      <text:p text:style-name="Text_20_body"/>
      <text:p text:style-name="P10">Travail de deverminage à deux productif.</text:p>
      <text:p text:style-name="Text_20_body"/>
      <text:p text:style-name="P10">All tests passed.</text:p>
      <text:p text:style-name="Text_20_body"/>
      <text:p text:style-name="P9">SEMAINE 7 (01/05/2016)</text:p>
      <text:p text:style-name="Text_20_body"/>
      <text:p text:style-name="P10">Ilya code pour la partie 5.1 et 5.2. Julia code pour la partie 5.3 et 5.4. Formatage et correction du code par Ilya.</text:p>
      <text:p text:style-name="Text_20_body"/>
      <text:p text:style-name="P10">All tests passed.</text:p>
      <text:p text:style-name="Text_20_body"/>
      <text:p text:style-name="P9">SEMAINE 8 (08/05/2016)</text:p>
      <text:p text:style-name="Text_20_body"/>
      <text:p text:style-name="P10">Optimisation a base de profiling du code w/ Valgrind. </text:p>
      <text:p text:style-name="Text_20_body"/>
      <text:p text:style-name="P10">Refléxion commune quant à la possibilité d’ajouter une extension au programme, qui impliquerait une modularisation supplémentaire du code et la création d’une classe Movable. </text:p>
      <text:p text:style-name="Text_20_body"/>
      <text:p text:style-name="P9">SEMAINE 9 (15/05/2016)</text:p>
      <text:p text:style-name="Text_20_body"/>
      <text:p text:style-name="P10">Création et implénentation par Ilya de la classe Movable qui regroupe les méthodes impliquant du mouvement. Création et implémentation par Julia des classes Bear et Cave. Recherche de textures pour ces derniers.</text:p>
      <text:p text:style-name="Text_20_body"/>
      <text:p text:style-name="P9">SEMAINE 10 (24/05/2016)</text:p>
      <text:p text:style-name="Text_20_body"><text:soft-page-break/></text:p>
      <text:p text:style-name="P10">Gestion de la vue ameillorée pour permettre de changer la taille de la fenetre. Ajout de la classe QueenBee par Ilya, écirture du README. Deverminage final.</text:p>
      <text:p text:style-name="Text_20_body"><text:span text:style-name="T7"><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size-asian="24pt" style:font-weight-asian="bold" style:font-size-complex="24pt"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top="0.0835in" fo:margin-bottom="0in" loext:contextual-spacing="false" fo:hyphenation-ladder-count="no-limit"/>
      <style:text-properties fo:color="#808080"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Normal_20__28_Web_29_" style:display-name="Normal (Web)" style:family="paragraph" style:parent-style-name="Normal">
      <style:paragraph-properties fo:margin-top="0.0693in" fo:margin-bottom="0.0693in" loext:contextual-spacing="false" fo:orphans="2" fo:widows="2"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Header"><text:tab/>COMPTE RENDU DU PROJET DE PROGRAMM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creator>Ilya Skurikhin</dc:creator>
    <meta:creation-date>2016-03-14T08:26:00Z</meta:creation-date>
    <dc:date>2016-05-29T19:56:40.647970942</dc:date>
    <meta:editing-cycles>7</meta:editing-cycles>
    <meta:editing-duration>PT35M8S</meta:editing-duration>
    <meta:document-statistic meta:table-count="0" meta:image-count="0" meta:object-count="0" meta:page-count="3" meta:paragraph-count="44" meta:word-count="427" meta:character-count="2569" meta:non-whitespace-character-count="2176"/>
    <meta:template xlink:type="simple" xlink:actuate="onRequest" xlink:title="" xlink:href="Normal"/>
  </office:meta>
</office:document-meta>
</file>